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28cm"/>
    </style:style>
    <style:style style:name="co2" style:family="table-column">
      <style:table-column-properties fo:break-before="auto" style:column-width="6.907cm"/>
    </style:style>
    <style:style style:name="co3" style:family="table-column">
      <style:table-column-properties fo:break-before="auto" style:column-width="1.06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2.97cm"/>
    </style:style>
    <style:style style:name="co6" style:family="table-column">
      <style:table-column-properties fo:break-before="auto" style:column-width="1.852cm"/>
    </style:style>
    <style:style style:name="co7" style:family="table-column">
      <style:table-column-properties fo:break-before="auto" style:column-width="3.087cm"/>
    </style:style>
    <style:style style:name="co8" style:family="table-column">
      <style:table-column-properties fo:break-before="auto" style:column-width="1.813cm"/>
    </style:style>
    <style:style style:name="co9" style:family="table-column">
      <style:table-column-properties fo:break-before="auto" style:column-width="3.126cm"/>
    </style:style>
    <style:style style:name="co10" style:family="table-column">
      <style:table-column-properties fo:break-before="auto" style:column-width="2.547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505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7"/>
    <style:style style:name="ce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8"/>
        <table:table-column table:style-name="co12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Idade</text:p>
          </table:table-cell>
          <table:table-cell table:style-name="ce4" office:value-type="string" calcext:value-type="string">
            <text:p>Peso</text:p>
          </table:table-cell>
          <table:table-cell table:style-name="ce4" office:value-type="string" calcext:value-type="string">
            <text:p>Cpf</text:p>
          </table:table-cell>
          <table:table-cell table:style-name="ce4" office:value-type="string" calcext:value-type="string">
            <text:p>Sexo</text:p>
          </table:table-cell>
          <table:table-cell table:style-name="ce6" office:value-type="string" calcext:value-type="string">
            <text:p>DataNascimento</text:p>
          </table:table-cell>
          <table:table-cell table:style-name="ce4" office:value-type="string" calcext:value-type="string">
            <text:p>Faixa</text:p>
          </table:table-cell>
          <table:table-cell table:style-name="ce4" office:value-type="string" calcext:value-type="string">
            <text:p>CategoriaPorIdade</text:p>
          </table:table-cell>
          <table:table-cell table:style-name="ce4" office:value-type="string" calcext:value-type="string">
            <text:p>CategoriaPeso</text:p>
          </table:table-cell>
          <table:table-cell table:style-name="ce6" office:value-type="string" calcext:value-type="string">
            <text:p>DataCadastro</text:p>
          </table:table-cell>
          <table:table-cell table:style-name="ce4" office:value-type="string" calcext:value-type="string">
            <text:p>Polo</text:p>
          </table:table-cell>
        </table:table-row>
        <table:table-row table:style-name="ro1">
          <table:table-cell table:style-name="ce2" office:value-type="string" calcext:value-type="string">
            <text:p>6adb185f-bf03-4c04-8ef2-08dc5403c498</text:p>
          </table:table-cell>
          <table:table-cell table:style-name="ce5" office:value-type="string" calcext:value-type="string">
            <text:p>Felipe coelho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48372303002" calcext:value-type="float">
            <text:p>48372303002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date" office:date-value="1991-01-01" calcext:value-type="date">
            <text:p>01/01/9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7" office:value-type="date" office:date-value="-0001-12-30" calcext:value-type="date">
            <text:p>01/01/1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87c457b0-7614-4b37-047b-08dc528c413f</text:p>
          </table:table-cell>
          <table:table-cell table:style-name="ce5" office:value-type="string" calcext:value-type="string">
            <text:p>Carolina Cordeiro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15115115115" calcext:value-type="float">
            <text:p>15115115115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date" office:date-value="1996-01-03" calcext:value-type="date">
            <text:p>03/01/9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date" office:date-value="2024-04-02T09:42:04" calcext:value-type="date">
            <text:p>02/04/24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ed344c24-e636-4f75-dad4-08dc502be6fc</text:p>
          </table:table-cell>
          <table:table-cell table:style-name="ce5" office:value-type="string" calcext:value-type="string">
            <text:p>José Renato Motta da Rocha Nascimento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2175063216" calcext:value-type="float">
            <text:p>2175063216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date" office:date-value="1992-01-15" calcext:value-type="date">
            <text:p>15/01/9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date" office:date-value="2024-04-02T09:42:04" calcext:value-type="date">
            <text:p>02/04/24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5a50aaae-add4-4e1b-7dba-08dc531249b4</text:p>
          </table:table-cell>
          <table:table-cell table:style-name="ce5" office:value-type="string" calcext:value-type="string">
            <text:p>Cris Marcilac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661.442.230-88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date" office:date-value="1989-01-11" calcext:value-type="date">
            <text:p>11/01/8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date" office:date-value="2024-04-02T09:42:04" calcext:value-type="date">
            <text:p>02/04/24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87b18eae-ba18-4216-1f17-08dc532b09cf</text:p>
          </table:table-cell>
          <table:table-cell table:style-name="ce5" office:value-type="string" calcext:value-type="string">
            <text:p>Kauê dos Santos Matos da Silva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2044231026" calcext:value-type="float">
            <text:p>92044231026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date" office:date-value="2004-01-01" calcext:value-type="date">
            <text:p>01/01/0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date" office:date-value="2024-04-02T12:39:10" calcext:value-type="date">
            <text:p>02/04/24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d8ed7462-e751-4bf6-8eee-08dc5403c498</text:p>
          </table:table-cell>
          <table:table-cell table:style-name="ce5" office:value-type="string" calcext:value-type="string">
            <text:p>Albertino Neto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88026804007" calcext:value-type="float">
            <text:p>88026804007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date" office:date-value="1999-01-01" calcext:value-type="date">
            <text:p>01/01/9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date" office:date-value="2024-04-03T14:30:53" calcext:value-type="date">
            <text:p>03/04/24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27f3da18-6dcb-49c1-8eef-08dc5403c498</text:p>
          </table:table-cell>
          <table:table-cell table:style-name="ce5" office:value-type="string" calcext:value-type="string">
            <text:p>Camisa Silva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95444593084" calcext:value-type="float">
            <text:p>95444593084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date" office:date-value="1994-01-06" calcext:value-type="date">
            <text:p>06/01/9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date" office:date-value="2024-04-03T14:34:12" calcext:value-type="date">
            <text:p>03/04/24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401ab8ed-0943-42bd-8ef0-08dc5403c498</text:p>
          </table:table-cell>
          <table:table-cell table:style-name="ce5" office:value-type="string" calcext:value-type="string">
            <text:p>Paulinho Cavalcante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64985806072" calcext:value-type="float">
            <text:p>64985806072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date" office:date-value="1992-01-16" calcext:value-type="date">
            <text:p>16/01/9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date" office:date-value="2024-04-03T14:35:23" calcext:value-type="date">
            <text:p>03/04/24</text:p>
          </table:table-cell>
          <table:table-cell table:style-name="ce5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e77586f4-7f7c-48b6-8ef1-08dc5403c498</text:p>
          </table:table-cell>
          <table:table-cell table:style-name="ce5" office:value-type="string" calcext:value-type="string">
            <text:p>Ana Paula Saraiva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39948962079" calcext:value-type="float">
            <text:p>39948962079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date" office:date-value="1999-01-07" calcext:value-type="date">
            <text:p>07/01/9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date" office:date-value="2024-04-03T14:36:29" calcext:value-type="date">
            <text:p>03/04/24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c2aa52dc-09cd-4cda-8ef3-08dc5403c498</text:p>
          </table:table-cell>
          <table:table-cell table:style-name="ce5" office:value-type="string" calcext:value-type="string">
            <text:p>Gabriel Bastos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27403134036" calcext:value-type="float">
            <text:p>27403134036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date" office:date-value="1991-01-02" calcext:value-type="date">
            <text:p>02/01/9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date" office:date-value="2024-04-03T14:39:30" calcext:value-type="date">
            <text:p>03/04/24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8ddd7187-504b-42e9-8ef4-08dc5403c498</text:p>
          </table:table-cell>
          <table:table-cell table:style-name="ce5" office:value-type="string" calcext:value-type="string">
            <text:p>Matheus Tsuchiya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56549197090" calcext:value-type="float">
            <text:p>56549197090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date" office:date-value="2003-01-01" calcext:value-type="date">
            <text:p>01/01/0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date" office:date-value="2024-04-03T14:41:07" calcext:value-type="date">
            <text:p>03/04/24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e1925844-972b-4a3f-94e6-08dc540f6af8</text:p>
          </table:table-cell>
          <table:table-cell table:style-name="ce5" office:value-type="string" calcext:value-type="string">
            <text:p>Renan Serra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59477604011" calcext:value-type="float">
            <text:p>59477604011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date" office:date-value="1991-01-03" calcext:value-type="date">
            <text:p>03/01/9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date" office:date-value="2024-04-03T15:53:57" calcext:value-type="date">
            <text:p>03/04/24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40a0af8-3251-4553-80cd-a1ae1cb4d048</text:p>
          </table:table-cell>
          <table:table-cell table:style-name="ce4" office:value-type="string" calcext:value-type="string">
            <text:p>Beatryz Garcia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8674746098" calcext:value-type="float">
            <text:p>7867474609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date" office:date-value="2004-01-02" calcext:value-type="date">
            <text:p>02/01/0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date" office:date-value="2024-04-04T11:03:57" calcext:value-type="date">
            <text:p>04/04/24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bf4bc5b-7a4c-4c70-827b-d921cc51cef2</text:p>
          </table:table-cell>
          <table:table-cell table:style-name="ce4" office:value-type="string" calcext:value-type="string">
            <text:p>Gabriel Chaves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63" calcext:value-type="float">
            <text:p>63</text:p>
          </table:table-cell>
          <table:table-cell table:style-name="ce4" office:value-type="float" office:value="16443189035" calcext:value-type="float">
            <text:p>16443189035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date" office:date-value="2004-01-03" calcext:value-type="date">
            <text:p>03/01/0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office:value-type="date" office:date-value="2024-04-04T11:03:57" calcext:value-type="date">
            <text:p>04/04/24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55768b0-3194-40e2-8b5a-8accfa7cdcb7</text:p>
          </table:table-cell>
          <table:table-cell table:style-name="ce4" office:value-type="string" calcext:value-type="string">
            <text:p>Jonatan Moraes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10" calcext:value-type="float">
            <text:p>110</text:p>
          </table:table-cell>
          <table:table-cell table:style-name="ce4" office:value-type="float" office:value="75282490099" calcext:value-type="float">
            <text:p>75282490099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date" office:date-value="2004-01-04" calcext:value-type="date">
            <text:p>04/01/0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date" office:date-value="2024-04-04T11:03:57" calcext:value-type="date">
            <text:p>04/04/24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b19a6a8-d619-4017-94c0-92d645b0353a</text:p>
          </table:table-cell>
          <table:table-cell table:style-name="ce4" office:value-type="string" calcext:value-type="string">
            <text:p>Cristiane Epifane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50" calcext:value-type="float">
            <text:p>50</text:p>
          </table:table-cell>
          <table:table-cell table:style-name="ce4" office:value-type="float" office:value="96180087032" calcext:value-type="float">
            <text:p>96180087032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date" office:date-value="2004-01-05" calcext:value-type="date">
            <text:p>05/01/0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office:value-type="date" office:date-value="2024-04-04T11:03:57" calcext:value-type="date">
            <text:p>04/04/24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95d607e-0651-46d2-9eff-553b5bf7d316</text:p>
          </table:table-cell>
          <table:table-cell table:style-name="ce4" office:value-type="string" calcext:value-type="string">
            <text:p>Lucas Santos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64" calcext:value-type="float">
            <text:p>64</text:p>
          </table:table-cell>
          <table:table-cell table:style-name="ce4" office:value-type="float" office:value="29695819060" calcext:value-type="float">
            <text:p>29695819060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date" office:date-value="2003-01-02" calcext:value-type="date">
            <text:p>02/01/0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date" office:date-value="2024-04-04T11:03:57" calcext:value-type="date">
            <text:p>04/04/24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f855f4e-a54e-4a04-aad6-33ae83e3c066</text:p>
          </table:table-cell>
          <table:table-cell table:style-name="ce4" office:value-type="string" calcext:value-type="string">
            <text:p>Roberto Júnior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06" calcext:value-type="float">
            <text:p>106</text:p>
          </table:table-cell>
          <table:table-cell table:style-name="ce4" office:value-type="float" office:value="25777869050" calcext:value-type="float">
            <text:p>25777869050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date" office:date-value="2003-01-03" calcext:value-type="date">
            <text:p>03/01/0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office:value-type="date" office:date-value="2024-04-04T11:03:57" calcext:value-type="date">
            <text:p>04/04/24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5df9cea-b327-42f1-ab82-3b09e5a9a327</text:p>
          </table:table-cell>
          <table:table-cell table:style-name="ce4" office:value-type="string" calcext:value-type="string">
            <text:p>Hauane Silva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51" calcext:value-type="float">
            <text:p>51</text:p>
          </table:table-cell>
          <table:table-cell table:style-name="ce4" office:value-type="float" office:value="54463280001" calcext:value-type="float">
            <text:p>54463280001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date" office:date-value="2003-01-04" calcext:value-type="date">
            <text:p>04/01/0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date" office:date-value="2024-04-04T11:03:57" calcext:value-type="date">
            <text:p>04/04/24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20f85d0-18c6-4270-8e37-ae4777bb5faa</text:p>
          </table:table-cell>
          <table:table-cell table:style-name="ce4" office:value-type="string" calcext:value-type="string">
            <text:p>Julia Lasmar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53" calcext:value-type="float">
            <text:p>53</text:p>
          </table:table-cell>
          <table:table-cell table:style-name="ce4" office:value-type="float" office:value="38020605045" calcext:value-type="float">
            <text:p>38020605045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date" office:date-value="2003-01-05" calcext:value-type="date">
            <text:p>05/01/0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office:value-type="date" office:date-value="2024-04-04T11:03:57" calcext:value-type="date">
            <text:p>04/04/24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34bd1d0-6f55-461a-94b4-173bd44c4fca</text:p>
          </table:table-cell>
          <table:table-cell table:style-name="ce4" office:value-type="string" calcext:value-type="string">
            <text:p>Pamela Oliveira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74" calcext:value-type="float">
            <text:p>74</text:p>
          </table:table-cell>
          <table:table-cell table:style-name="ce4" office:value-type="float" office:value="62135780057" calcext:value-type="float">
            <text:p>62135780057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date" office:date-value="2003-01-06" calcext:value-type="date">
            <text:p>06/01/0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date" office:date-value="2024-04-04T11:03:57" calcext:value-type="date">
            <text:p>04/04/24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864bab7-913b-4c2d-a70c-eea956f0d0c2</text:p>
          </table:table-cell>
          <table:table-cell table:style-name="ce4" office:value-type="string" calcext:value-type="string">
            <text:p>Sofia Mora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68" calcext:value-type="float">
            <text:p>68</text:p>
          </table:table-cell>
          <table:table-cell table:style-name="ce4" office:value-type="float" office:value="63940986046" calcext:value-type="float">
            <text:p>63940986046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date" office:date-value="2003-01-07" calcext:value-type="date">
            <text:p>07/01/0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office:value-type="date" office:date-value="2024-04-04T11:03:57" calcext:value-type="date">
            <text:p>04/04/24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211e315-e33d-4de0-83bc-e9fd4fcd49b5</text:p>
          </table:table-cell>
          <table:table-cell table:style-name="ce4" office:value-type="string" calcext:value-type="string">
            <text:p>Andrew Paixão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69" calcext:value-type="float">
            <text:p>69</text:p>
          </table:table-cell>
          <table:table-cell table:style-name="ce4" office:value-type="float" office:value="99887827053" calcext:value-type="float">
            <text:p>99887827053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002-01-01" calcext:value-type="date">
            <text:p>01/01/0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date" office:date-value="2024-04-04T11:03:57" calcext:value-type="date">
            <text:p>04/04/24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2aa38a-e354-40bd-b522-b9824b24790d</text:p>
          </table:table-cell>
          <table:table-cell table:style-name="ce4" office:value-type="string" calcext:value-type="string">
            <text:p>Dhalsim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75" calcext:value-type="float">
            <text:p>75</text:p>
          </table:table-cell>
          <table:table-cell table:style-name="ce4" office:value-type="float" office:value="47332882043" calcext:value-type="float">
            <text:p>47332882043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01-01-01" calcext:value-type="date">
            <text:p>01/01/0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office:value-type="date" office:date-value="2024-04-04T11:03:57" calcext:value-type="date">
            <text:p>04/04/24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6c9bfc2-07b9-430f-9e59-4341c5266817</text:p>
          </table:table-cell>
          <table:table-cell table:style-name="ce4" office:value-type="string" calcext:value-type="string">
            <text:p>Gabriela Macêdo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73" calcext:value-type="float">
            <text:p>73</text:p>
          </table:table-cell>
          <table:table-cell table:style-name="ce4" office:value-type="float" office:value="89822571011" calcext:value-type="float">
            <text:p>89822571011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01-01-02" calcext:value-type="date">
            <text:p>02/01/0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date" office:date-value="2024-04-04T11:03:57" calcext:value-type="date">
            <text:p>04/04/24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aee91c-8445-44b5-a0fd-9b9600084a56</text:p>
          </table:table-cell>
          <table:table-cell table:style-name="ce4" office:value-type="string" calcext:value-type="string">
            <text:p>Maria Martins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53" calcext:value-type="float">
            <text:p>53</text:p>
          </table:table-cell>
          <table:table-cell table:style-name="ce4" office:value-type="float" office:value="58738060043" calcext:value-type="float">
            <text:p>58738060043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01-01-03" calcext:value-type="date">
            <text:p>03/01/0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office:value-type="date" office:date-value="2024-04-04T11:03:57" calcext:value-type="date">
            <text:p>04/04/24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24ed323-1d3d-41ae-8174-92d15e10da70</text:p>
          </table:table-cell>
          <table:table-cell table:style-name="ce4" office:value-type="string" calcext:value-type="string">
            <text:p>Marky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50" calcext:value-type="float">
            <text:p>50</text:p>
          </table:table-cell>
          <table:table-cell table:style-name="ce4" office:value-type="float" office:value="44471512005" calcext:value-type="float">
            <text:p>44471512005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01-01-04" calcext:value-type="date">
            <text:p>04/01/0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date" office:date-value="2024-04-04T11:03:57" calcext:value-type="date">
            <text:p>04/04/24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212af65-90b4-40de-9f2b-99e339116f73</text:p>
          </table:table-cell>
          <table:table-cell table:style-name="ce4" office:value-type="string" calcext:value-type="string">
            <text:p>Thayná Oliveira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50" calcext:value-type="float">
            <text:p>50</text:p>
          </table:table-cell>
          <table:table-cell table:style-name="ce4" office:value-type="float" office:value="79219383020" calcext:value-type="float">
            <text:p>79219383020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01-01-05" calcext:value-type="date">
            <text:p>05/01/0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office:value-type="date" office:date-value="2024-04-04T11:03:57" calcext:value-type="date">
            <text:p>04/04/24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b41c940-d892-4ebe-aa10-6c1fecc45120</text:p>
          </table:table-cell>
          <table:table-cell table:style-name="ce4" office:value-type="string" calcext:value-type="string">
            <text:p>Victoria Calandrine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63" calcext:value-type="float">
            <text:p>63</text:p>
          </table:table-cell>
          <table:table-cell table:style-name="ce4" office:value-type="float" office:value="30273983008" calcext:value-type="float">
            <text:p>30273983008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01-01-06" calcext:value-type="date">
            <text:p>06/01/0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date" office:date-value="2024-04-04T11:03:57" calcext:value-type="date">
            <text:p>04/04/24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beed231-d85d-4d28-99f4-5c4bb25d9602</text:p>
          </table:table-cell>
          <table:table-cell table:style-name="ce4" office:value-type="string" calcext:value-type="string">
            <text:p>Caio Vasconcelos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70" calcext:value-type="float">
            <text:p>70</text:p>
          </table:table-cell>
          <table:table-cell table:style-name="ce4" office:value-type="float" office:value="84046349042" calcext:value-type="float">
            <text:p>84046349042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date" office:date-value="1999-01-02" calcext:value-type="date">
            <text:p>02/01/99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office:value-type="date" office:date-value="2024-04-04T11:03:57" calcext:value-type="date">
            <text:p>04/04/24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6b3d092-ca5e-483f-a023-9f8e722e8b0c</text:p>
          </table:table-cell>
          <table:table-cell table:style-name="ce4" office:value-type="string" calcext:value-type="string">
            <text:p>Lucas França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62" calcext:value-type="float">
            <text:p>62</text:p>
          </table:table-cell>
          <table:table-cell table:style-name="ce4" office:value-type="float" office:value="62053042010" calcext:value-type="float">
            <text:p>62053042010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date" office:date-value="1999-01-03" calcext:value-type="date">
            <text:p>03/01/99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date" office:date-value="2024-04-04T11:03:57" calcext:value-type="date">
            <text:p>04/04/24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45166ad-0ff3-48cc-86c8-a627a841f648</text:p>
          </table:table-cell>
          <table:table-cell table:style-name="ce4" office:value-type="string" calcext:value-type="string">
            <text:p>Michael Vinícius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75" calcext:value-type="float">
            <text:p>75</text:p>
          </table:table-cell>
          <table:table-cell table:style-name="ce4" office:value-type="float" office:value="35326940000" calcext:value-type="float">
            <text:p>35326940000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date" office:date-value="1999-01-04" calcext:value-type="date">
            <text:p>04/01/99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office:value-type="date" office:date-value="2024-04-04T11:03:57" calcext:value-type="date">
            <text:p>04/04/24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243000b-2e97-4f58-8f9c-37538c16cd12</text:p>
          </table:table-cell>
          <table:table-cell table:style-name="ce4" office:value-type="string" calcext:value-type="string">
            <text:p>Orlando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77" calcext:value-type="float">
            <text:p>77</text:p>
          </table:table-cell>
          <table:table-cell table:style-name="ce4" office:value-type="float" office:value="11190460092" calcext:value-type="float">
            <text:p>11190460092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date" office:date-value="1999-01-05" calcext:value-type="date">
            <text:p>05/01/99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date" office:date-value="2024-04-04T11:03:57" calcext:value-type="date">
            <text:p>04/04/24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60dd04c-1a28-4910-8787-83c7fefc6213</text:p>
          </table:table-cell>
          <table:table-cell table:style-name="ce4" office:value-type="string" calcext:value-type="string">
            <text:p>Rubens Alves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14" calcext:value-type="float">
            <text:p>114</text:p>
          </table:table-cell>
          <table:table-cell table:style-name="ce4" office:value-type="float" office:value="46190329055" calcext:value-type="float">
            <text:p>46190329055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date" office:date-value="1999-01-06" calcext:value-type="date">
            <text:p>06/01/99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office:value-type="date" office:date-value="2024-04-04T11:03:57" calcext:value-type="date">
            <text:p>04/04/24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3e9a9d6-a535-4ebb-b183-7e67729c8b0e</text:p>
          </table:table-cell>
          <table:table-cell table:style-name="ce4" office:value-type="string" calcext:value-type="string">
            <text:p>Vitória Silva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7" calcext:value-type="float">
            <text:p>57</text:p>
          </table:table-cell>
          <table:table-cell table:style-name="ce4" office:value-type="float" office:value="92254712039" calcext:value-type="float">
            <text:p>92254712039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date" office:date-value="1999-01-08" calcext:value-type="date">
            <text:p>08/01/99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date" office:date-value="2024-04-04T11:03:57" calcext:value-type="date">
            <text:p>04/04/24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80e8cf4-ccfd-42fb-a8bc-5f8897a90688</text:p>
          </table:table-cell>
          <table:table-cell table:style-name="ce4" office:value-type="string" calcext:value-type="string">
            <text:p>Greg Marvão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91" calcext:value-type="float">
            <text:p>91</text:p>
          </table:table-cell>
          <table:table-cell table:style-name="ce4" office:value-type="float" office:value="25084756025" calcext:value-type="float">
            <text:p>25084756025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1998-01-01" calcext:value-type="date">
            <text:p>01/01/9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office:value-type="date" office:date-value="2024-04-04T11:03:57" calcext:value-type="date">
            <text:p>04/04/24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76e6a6a-2ab8-484a-8d30-bfae5c6af446</text:p>
          </table:table-cell>
          <table:table-cell table:style-name="ce4" office:value-type="string" calcext:value-type="string">
            <text:p>Ismael Pinto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99" calcext:value-type="float">
            <text:p>99</text:p>
          </table:table-cell>
          <table:table-cell table:style-name="ce4" office:value-type="float" office:value="95621966074" calcext:value-type="float">
            <text:p>95621966074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1998-01-02" calcext:value-type="date">
            <text:p>02/01/9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date" office:date-value="2024-04-04T11:03:57" calcext:value-type="date">
            <text:p>04/04/24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f5157a1-6d9b-457c-a122-ff61dc8dd3f2</text:p>
          </table:table-cell>
          <table:table-cell table:style-name="ce4" office:value-type="string" calcext:value-type="string">
            <text:p>Moglão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79" calcext:value-type="float">
            <text:p>79</text:p>
          </table:table-cell>
          <table:table-cell table:style-name="ce4" office:value-type="float" office:value="44729822005" calcext:value-type="float">
            <text:p>44729822005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1998-01-03" calcext:value-type="date">
            <text:p>03/01/9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office:value-type="date" office:date-value="2024-04-04T11:03:57" calcext:value-type="date">
            <text:p>04/04/24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cd837c1-9a6d-4563-b718-27437d927426</text:p>
          </table:table-cell>
          <table:table-cell table:style-name="ce4" office:value-type="string" calcext:value-type="string">
            <text:p>Rodrigo Cutrim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96" calcext:value-type="float">
            <text:p>96</text:p>
          </table:table-cell>
          <table:table-cell table:style-name="ce4" office:value-type="float" office:value="49409634032" calcext:value-type="float">
            <text:p>49409634032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1998-01-04" calcext:value-type="date">
            <text:p>04/01/9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date" office:date-value="2024-04-04T11:03:57" calcext:value-type="date">
            <text:p>04/04/24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9ab831c-4ce2-49cf-9313-5ddcb242fe5a</text:p>
          </table:table-cell>
          <table:table-cell table:style-name="ce4" office:value-type="string" calcext:value-type="string">
            <text:p>William faro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72" calcext:value-type="float">
            <text:p>72</text:p>
          </table:table-cell>
          <table:table-cell table:style-name="ce4" office:value-type="float" office:value="76396270013" calcext:value-type="float">
            <text:p>76396270013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1998-01-05" calcext:value-type="date">
            <text:p>05/01/9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office:value-type="date" office:date-value="2024-04-04T11:03:57" calcext:value-type="date">
            <text:p>04/04/24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3437ec2-a5cc-4d93-a4b7-b9c99bae9062</text:p>
          </table:table-cell>
          <table:table-cell table:style-name="ce4" office:value-type="string" calcext:value-type="string">
            <text:p>Kaylla Galvão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52" calcext:value-type="float">
            <text:p>52</text:p>
          </table:table-cell>
          <table:table-cell table:style-name="ce4" office:value-type="float" office:value="26163920031" calcext:value-type="float">
            <text:p>26163920031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1998-01-06" calcext:value-type="date">
            <text:p>06/01/9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date" office:date-value="2024-04-04T11:03:57" calcext:value-type="date">
            <text:p>04/04/24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d9d7eb8-ddc8-4269-82ba-b5f6b661b4b7</text:p>
          </table:table-cell>
          <table:table-cell table:style-name="ce4" office:value-type="string" calcext:value-type="string">
            <text:p>Nicolas Guilherme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115" calcext:value-type="float">
            <text:p>115</text:p>
          </table:table-cell>
          <table:table-cell table:style-name="ce4" office:value-type="float" office:value="82200574088" calcext:value-type="float">
            <text:p>82200574088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1996-01-01" calcext:value-type="date">
            <text:p>01/01/9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office:value-type="date" office:date-value="2024-04-04T11:03:57" calcext:value-type="date">
            <text:p>04/04/24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67e434b-c888-4c9a-88c2-add96cee7c4e</text:p>
          </table:table-cell>
          <table:table-cell table:style-name="ce4" office:value-type="string" calcext:value-type="string">
            <text:p>Raphael Martins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91" calcext:value-type="float">
            <text:p>91</text:p>
          </table:table-cell>
          <table:table-cell table:style-name="ce4" office:value-type="float" office:value="94502648051" calcext:value-type="float">
            <text:p>9450264805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1996-01-02" calcext:value-type="date">
            <text:p>02/01/9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date" office:date-value="2024-04-04T11:03:57" calcext:value-type="date">
            <text:p>04/04/24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854505e3-d1a1-49fc-a558-e661c8c6f335</text:p>
          </table:table-cell>
          <table:table-cell table:style-name="ce4" office:value-type="string" calcext:value-type="string">
            <text:p>Kaique dos Santos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67" calcext:value-type="float">
            <text:p>67</text:p>
          </table:table-cell>
          <table:table-cell table:style-name="ce4" office:value-type="float" office:value="86521050060" calcext:value-type="float">
            <text:p>8652105006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1995-01-04" calcext:value-type="date">
            <text:p>04/01/9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office:value-type="date" office:date-value="2024-04-04T11:03:57" calcext:value-type="date">
            <text:p>04/04/24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7bf6396-3385-4683-8dd1-a25a3c7e6861</text:p>
          </table:table-cell>
          <table:table-cell table:style-name="ce4" office:value-type="string" calcext:value-type="string">
            <text:p>Leo carvalho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86" calcext:value-type="float">
            <text:p>86</text:p>
          </table:table-cell>
          <table:table-cell table:style-name="ce4" office:value-type="float" office:value="22372911015" calcext:value-type="float">
            <text:p>22372911015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1995-01-05" calcext:value-type="date">
            <text:p>05/01/9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date" office:date-value="2024-04-04T11:03:57" calcext:value-type="date">
            <text:p>04/04/24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0faac70-cffd-4029-ab66-81ae9cf216c5</text:p>
          </table:table-cell>
          <table:table-cell table:style-name="ce4" office:value-type="string" calcext:value-type="string">
            <text:p>Pedro Ferreira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15" calcext:value-type="float">
            <text:p>115</text:p>
          </table:table-cell>
          <table:table-cell table:style-name="ce4" office:value-type="float" office:value="65910183010" calcext:value-type="float">
            <text:p>6591018301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1995-01-06" calcext:value-type="date">
            <text:p>06/01/9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office:value-type="date" office:date-value="2024-04-04T11:03:57" calcext:value-type="date">
            <text:p>04/04/24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69a601e-69df-4768-a218-09ae111be084</text:p>
          </table:table-cell>
          <table:table-cell table:style-name="ce4" office:value-type="string" calcext:value-type="string">
            <text:p>Ricardo Miranda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00" calcext:value-type="float">
            <text:p>100</text:p>
          </table:table-cell>
          <table:table-cell table:style-name="ce4" office:value-type="float" office:value="26711242017" calcext:value-type="float">
            <text:p>26711242017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1995-01-07" calcext:value-type="date">
            <text:p>07/01/9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date" office:date-value="2024-04-04T11:03:57" calcext:value-type="date">
            <text:p>04/04/24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957d419-b2b2-4719-8b3f-013e4a104769</text:p>
          </table:table-cell>
          <table:table-cell table:style-name="ce4" office:value-type="string" calcext:value-type="string">
            <text:p>Rodrigo Maia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62" calcext:value-type="float">
            <text:p>62</text:p>
          </table:table-cell>
          <table:table-cell table:style-name="ce4" office:value-type="float" office:value="76795246027" calcext:value-type="float">
            <text:p>76795246027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1995-01-08" calcext:value-type="date">
            <text:p>08/01/9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office:value-type="date" office:date-value="2024-04-04T11:03:57" calcext:value-type="date">
            <text:p>04/04/24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717c3e2-cdba-4397-95a5-828db696ea72</text:p>
          </table:table-cell>
          <table:table-cell table:style-name="ce4" office:value-type="string" calcext:value-type="string">
            <text:p>Arthur de Castro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60" calcext:value-type="float">
            <text:p>60</text:p>
          </table:table-cell>
          <table:table-cell table:style-name="ce4" office:value-type="float" office:value="67298260022" calcext:value-type="float">
            <text:p>67298260022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1995-01-09" calcext:value-type="date">
            <text:p>09/01/9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date" office:date-value="2024-04-04T11:03:57" calcext:value-type="date">
            <text:p>04/04/24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288751-35bd-4396-b9c7-c0c1656b9c56</text:p>
          </table:table-cell>
          <table:table-cell table:style-name="ce4" office:value-type="string" calcext:value-type="string">
            <text:p>Andrey Miranda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09" calcext:value-type="float">
            <text:p>109</text:p>
          </table:table-cell>
          <table:table-cell table:style-name="ce4" office:value-type="float" office:value="50006701086" calcext:value-type="float">
            <text:p>50006701086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1994-01-01" calcext:value-type="date">
            <text:p>01/01/9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office:value-type="date" office:date-value="2024-04-04T11:03:57" calcext:value-type="date">
            <text:p>04/04/24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013a885-5925-487f-b9b5-ff1ba8fde780</text:p>
          </table:table-cell>
          <table:table-cell table:style-name="ce4" office:value-type="string" calcext:value-type="string">
            <text:p>João Pedro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75" calcext:value-type="float">
            <text:p>75</text:p>
          </table:table-cell>
          <table:table-cell table:style-name="ce4" office:value-type="float" office:value="13158553058" calcext:value-type="float">
            <text:p>13158553058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1994-01-02" calcext:value-type="date">
            <text:p>02/01/9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date" office:date-value="2024-04-04T11:03:57" calcext:value-type="date">
            <text:p>04/04/24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01112c1-350b-4589-b912-369adfe14ecf</text:p>
          </table:table-cell>
          <table:table-cell table:style-name="ce4" office:value-type="string" calcext:value-type="string">
            <text:p>Luciano Guedes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63" calcext:value-type="float">
            <text:p>63</text:p>
          </table:table-cell>
          <table:table-cell table:style-name="ce4" office:value-type="float" office:value="86449123052" calcext:value-type="float">
            <text:p>86449123052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1994-01-03" calcext:value-type="date">
            <text:p>03/01/9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office:value-type="date" office:date-value="2024-04-04T11:03:57" calcext:value-type="date">
            <text:p>04/04/24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2ac2fd3-3a0d-44eb-9eb5-4f372451eeff</text:p>
          </table:table-cell>
          <table:table-cell table:style-name="ce4" office:value-type="string" calcext:value-type="string">
            <text:p>Panda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88" calcext:value-type="float">
            <text:p>88</text:p>
          </table:table-cell>
          <table:table-cell table:style-name="ce4" office:value-type="float" office:value="6644904092" calcext:value-type="float">
            <text:p>6644904092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1994-01-04" calcext:value-type="date">
            <text:p>04/01/9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date" office:date-value="2024-04-04T11:03:57" calcext:value-type="date">
            <text:p>04/04/24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bd17310-cdc4-4932-b657-83574c5f4c7a</text:p>
          </table:table-cell>
          <table:table-cell table:style-name="ce4" office:value-type="string" calcext:value-type="string">
            <text:p>Túlio neves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8257612049" calcext:value-type="float">
            <text:p>8257612049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1994-01-05" calcext:value-type="date">
            <text:p>05/01/9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office:value-type="date" office:date-value="2024-04-04T11:03:57" calcext:value-type="date">
            <text:p>04/04/24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0635237-0ac3-492a-b70c-ff78f99d9bc8</text:p>
          </table:table-cell>
          <table:table-cell table:style-name="ce4" office:value-type="string" calcext:value-type="string">
            <text:p>Alexandre Evangelista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59" calcext:value-type="float">
            <text:p>59</text:p>
          </table:table-cell>
          <table:table-cell table:style-name="ce4" office:value-type="float" office:value="92215751010" calcext:value-type="float">
            <text:p>92215751010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1994-01-07" calcext:value-type="date">
            <text:p>07/01/9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date" office:date-value="2024-04-04T11:03:57" calcext:value-type="date">
            <text:p>04/04/24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79349800-f4ee-4643-811d-d40394df7a38</text:p>
          </table:table-cell>
          <table:table-cell table:style-name="ce4" office:value-type="string" calcext:value-type="string">
            <text:p>Carlinhos Lima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61" calcext:value-type="float">
            <text:p>61</text:p>
          </table:table-cell>
          <table:table-cell table:style-name="ce4" office:value-type="float" office:value="47492314019" calcext:value-type="float">
            <text:p>47492314019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1994-01-08" calcext:value-type="date">
            <text:p>08/01/9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office:value-type="date" office:date-value="2024-04-04T11:03:57" calcext:value-type="date">
            <text:p>04/04/24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659608-891c-43ac-9c74-878b906c3133</text:p>
          </table:table-cell>
          <table:table-cell table:style-name="ce4" office:value-type="string" calcext:value-type="string">
            <text:p>Cris Marcilac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58" calcext:value-type="float">
            <text:p>58</text:p>
          </table:table-cell>
          <table:table-cell table:style-name="ce4" office:value-type="float" office:value="35012732073" calcext:value-type="float">
            <text:p>35012732073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1994-01-09" calcext:value-type="date">
            <text:p>09/01/9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date" office:date-value="2024-04-04T11:03:57" calcext:value-type="date">
            <text:p>04/04/24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782db413-81d5-4570-850f-6a49b3dc0233</text:p>
          </table:table-cell>
          <table:table-cell table:style-name="ce4" office:value-type="string" calcext:value-type="string">
            <text:p>Thayla karoline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59" calcext:value-type="float">
            <text:p>59</text:p>
          </table:table-cell>
          <table:table-cell table:style-name="ce4" office:value-type="float" office:value="60515579033" calcext:value-type="float">
            <text:p>60515579033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1994-01-10" calcext:value-type="date">
            <text:p>10/01/9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office:value-type="date" office:date-value="2024-04-04T11:03:57" calcext:value-type="date">
            <text:p>04/04/24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964b3508-8e63-4f74-a519-d1c0e47e7b5c</text:p>
          </table:table-cell>
          <table:table-cell table:style-name="ce4" office:value-type="string" calcext:value-type="string">
            <text:p>Alberto Chaves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7" calcext:value-type="float">
            <text:p>97</text:p>
          </table:table-cell>
          <table:table-cell table:style-name="ce4" office:value-type="float" office:value="25851335084" calcext:value-type="float">
            <text:p>25851335084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1993-01-01" calcext:value-type="date">
            <text:p>01/01/9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date" office:date-value="2024-04-04T11:03:57" calcext:value-type="date">
            <text:p>04/04/24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9f9fa07-5a22-427c-b217-f598533fa255</text:p>
          </table:table-cell>
          <table:table-cell table:style-name="ce4" office:value-type="string" calcext:value-type="string">
            <text:p>Paulo Gomes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9" calcext:value-type="float">
            <text:p>69</text:p>
          </table:table-cell>
          <table:table-cell table:style-name="ce4" office:value-type="float" office:value="19648142009" calcext:value-type="float">
            <text:p>19648142009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1993-01-02" calcext:value-type="date">
            <text:p>02/01/9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office:value-type="date" office:date-value="2024-04-04T11:03:57" calcext:value-type="date">
            <text:p>04/04/24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cd9ffab-4001-4dd1-bb8a-9cb3da82bee5</text:p>
          </table:table-cell>
          <table:table-cell table:style-name="ce4" office:value-type="string" calcext:value-type="string">
            <text:p>Rubão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85" calcext:value-type="float">
            <text:p>85</text:p>
          </table:table-cell>
          <table:table-cell table:style-name="ce4" office:value-type="float" office:value="43668274096" calcext:value-type="float">
            <text:p>43668274096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date" office:date-value="1992-01-17" calcext:value-type="date">
            <text:p>17/01/9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date" office:date-value="2024-04-04T11:03:57" calcext:value-type="date">
            <text:p>04/04/24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7c80cb9f-d65b-4ab9-a3ac-9692af0676ea</text:p>
          </table:table-cell>
          <table:table-cell table:style-name="ce4" office:value-type="string" calcext:value-type="string">
            <text:p>Letícia Failache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57" calcext:value-type="float">
            <text:p>57</text:p>
          </table:table-cell>
          <table:table-cell table:style-name="ce4" office:value-type="float" office:value="90105033057" calcext:value-type="float">
            <text:p>90105033057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date" office:date-value="1992-01-18" calcext:value-type="date">
            <text:p>18/01/9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office:value-type="date" office:date-value="2024-04-04T11:03:57" calcext:value-type="date">
            <text:p>04/04/24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71ddb81e-314e-460a-9f3b-145c162c1c31</text:p>
          </table:table-cell>
          <table:table-cell table:style-name="ce4" office:value-type="string" calcext:value-type="string">
            <text:p>Andréa Cardoso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89" calcext:value-type="float">
            <text:p>89</text:p>
          </table:table-cell>
          <table:table-cell table:style-name="ce4" office:value-type="float" office:value="81470748088" calcext:value-type="float">
            <text:p>81470748088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1990-01-01" calcext:value-type="date">
            <text:p>01/01/9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date" office:date-value="2024-04-04T11:03:57" calcext:value-type="date">
            <text:p>04/04/24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86ac83fb-c88b-41e3-bfd4-fd962e68d2f0</text:p>
          </table:table-cell>
          <table:table-cell table:style-name="ce4" office:value-type="string" calcext:value-type="string">
            <text:p>Nano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89" calcext:value-type="float">
            <text:p>89</text:p>
          </table:table-cell>
          <table:table-cell table:style-name="ce4" office:value-type="float" office:value="4957959099" calcext:value-type="float">
            <text:p>4957959099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1989-01-03" calcext:value-type="date">
            <text:p>03/01/89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office:value-type="date" office:date-value="2024-04-04T11:03:57" calcext:value-type="date">
            <text:p>04/04/24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6ecfcf4-d256-4fc1-86b7-e0784a662bf4</text:p>
          </table:table-cell>
          <table:table-cell table:style-name="ce4" office:value-type="string" calcext:value-type="string">
            <text:p>Willian Araujo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13" calcext:value-type="float">
            <text:p>113</text:p>
          </table:table-cell>
          <table:table-cell table:style-name="ce4" office:value-type="float" office:value="34150986053" calcext:value-type="float">
            <text:p>34150986053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1989-01-08" calcext:value-type="date">
            <text:p>08/01/89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date" office:date-value="2024-04-04T11:03:57" calcext:value-type="date">
            <text:p>04/04/24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41a839e-1373-43ba-b9dc-4a2811c40ea1</text:p>
          </table:table-cell>
          <table:table-cell table:style-name="ce4" office:value-type="string" calcext:value-type="string">
            <text:p>Enzo Martins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09" calcext:value-type="float">
            <text:p>109</text:p>
          </table:table-cell>
          <table:table-cell table:style-name="ce4" office:value-type="float" office:value="2328685064" calcext:value-type="float">
            <text:p>2328685064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1990-01-02" calcext:value-type="date">
            <text:p>02/01/9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office:value-type="date" office:date-value="2024-04-04T11:03:57" calcext:value-type="date">
            <text:p>04/04/24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173e867-79be-47ba-9b2c-02efc167f396</text:p>
          </table:table-cell>
          <table:table-cell table:style-name="ce4" office:value-type="string" calcext:value-type="string">
            <text:p>Carol Romana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73" calcext:value-type="float">
            <text:p>73</text:p>
          </table:table-cell>
          <table:table-cell table:style-name="ce4" office:value-type="float" office:value="36543295007" calcext:value-type="float">
            <text:p>36543295007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1990-01-03" calcext:value-type="date">
            <text:p>03/01/9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date" office:date-value="2024-04-04T11:03:57" calcext:value-type="date">
            <text:p>04/04/24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199018e-aa2e-46f8-a40b-b8c11cb697f5</text:p>
          </table:table-cell>
          <table:table-cell table:style-name="ce4" office:value-type="string" calcext:value-type="string">
            <text:p>Rayssa Bessa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67" calcext:value-type="float">
            <text:p>67</text:p>
          </table:table-cell>
          <table:table-cell table:style-name="ce4" office:value-type="float" office:value="73725361037" calcext:value-type="float">
            <text:p>73725361037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1990-01-04" calcext:value-type="date">
            <text:p>04/01/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office:value-type="date" office:date-value="2024-04-04T11:03:57" calcext:value-type="date">
            <text:p>04/04/24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2924cf7-65d2-48f6-a14b-8dd5c37aa919</text:p>
          </table:table-cell>
          <table:table-cell table:style-name="ce4" office:value-type="string" calcext:value-type="string">
            <text:p>Fabio Matsumura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67" calcext:value-type="float">
            <text:p>67</text:p>
          </table:table-cell>
          <table:table-cell table:style-name="ce4" office:value-type="float" office:value="63150971039" calcext:value-type="float">
            <text:p>63150971039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1989-01-01" calcext:value-type="date">
            <text:p>01/01/8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date" office:date-value="2024-04-04T11:03:57" calcext:value-type="date">
            <text:p>04/04/24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873e8ad6-233c-44a8-8c1a-b6c7b9616964</text:p>
          </table:table-cell>
          <table:table-cell table:style-name="ce4" office:value-type="string" calcext:value-type="string">
            <text:p>Kaue Fernando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62" calcext:value-type="float">
            <text:p>62</text:p>
          </table:table-cell>
          <table:table-cell table:style-name="ce4" office:value-type="float" office:value="23718022044" calcext:value-type="float">
            <text:p>23718022044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1989-01-02" calcext:value-type="date">
            <text:p>02/01/8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office:value-type="date" office:date-value="2024-04-04T11:03:57" calcext:value-type="date">
            <text:p>04/04/24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721914a4-ed02-4f88-954e-99b77883faed</text:p>
          </table:table-cell>
          <table:table-cell table:style-name="ce4" office:value-type="string" calcext:value-type="string">
            <text:p>Orlandinho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79" calcext:value-type="float">
            <text:p>79</text:p>
          </table:table-cell>
          <table:table-cell table:style-name="ce4" office:value-type="float" office:value="53164930011" calcext:value-type="float">
            <text:p>5316493001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1989-01-04" calcext:value-type="date">
            <text:p>04/01/89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date" office:date-value="2024-04-04T11:03:57" calcext:value-type="date">
            <text:p>04/04/24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15a03a-accb-454b-bc1a-1c07e4dba0c0</text:p>
          </table:table-cell>
          <table:table-cell table:style-name="ce4" office:value-type="string" calcext:value-type="string">
            <text:p>Professor Roberto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80" calcext:value-type="float">
            <text:p>80</text:p>
          </table:table-cell>
          <table:table-cell table:style-name="ce4" office:value-type="float" office:value="65763875044" calcext:value-type="float">
            <text:p>65763875044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1989-01-05" calcext:value-type="date">
            <text:p>05/01/89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office:value-type="date" office:date-value="2024-04-04T11:03:57" calcext:value-type="date">
            <text:p>04/04/24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4077536-f75e-4a9b-975a-671fa3c7628e</text:p>
          </table:table-cell>
          <table:table-cell table:style-name="ce4" office:value-type="string" calcext:value-type="string">
            <text:p>Robson Reis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84" calcext:value-type="float">
            <text:p>84</text:p>
          </table:table-cell>
          <table:table-cell table:style-name="ce4" office:value-type="float" office:value="94215081068" calcext:value-type="float">
            <text:p>94215081068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1989-01-06" calcext:value-type="date">
            <text:p>06/01/89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date" office:date-value="2024-04-04T11:03:57" calcext:value-type="date">
            <text:p>04/04/24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217ab4d-e031-44e2-96b4-e9594274cd1e</text:p>
          </table:table-cell>
          <table:table-cell table:style-name="ce4" office:value-type="string" calcext:value-type="string">
            <text:p>Tiago Braga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70" calcext:value-type="float">
            <text:p>70</text:p>
          </table:table-cell>
          <table:table-cell table:style-name="ce4" office:value-type="float" office:value="60690074093" calcext:value-type="float">
            <text:p>60690074093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1989-01-07" calcext:value-type="date">
            <text:p>07/01/89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office:value-type="date" office:date-value="2024-04-04T11:03:57" calcext:value-type="date">
            <text:p>04/04/24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feb1d64-ca3b-4133-950e-3147b5909ea3</text:p>
          </table:table-cell>
          <table:table-cell table:style-name="ce4" office:value-type="string" calcext:value-type="string">
            <text:p>Mariah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3" calcext:value-type="float">
            <text:p>53</text:p>
          </table:table-cell>
          <table:table-cell table:style-name="ce4" office:value-type="float" office:value="10938459023" calcext:value-type="float">
            <text:p>10938459023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1989-01-09" calcext:value-type="date">
            <text:p>09/01/8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date" office:date-value="2024-04-04T11:03:57" calcext:value-type="date">
            <text:p>04/04/24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8fa72eb-d62e-499d-a4c2-408a8cefd742</text:p>
          </table:table-cell>
          <table:table-cell table:style-name="ce4" office:value-type="string" calcext:value-type="string">
            <text:p>Paula Victoria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66" calcext:value-type="float">
            <text:p>66</text:p>
          </table:table-cell>
          <table:table-cell table:style-name="ce4" office:value-type="float" office:value="38146664024" calcext:value-type="float">
            <text:p>38146664024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1989-01-10" calcext:value-type="date">
            <text:p>10/01/89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office:value-type="date" office:date-value="2024-04-04T11:03:57" calcext:value-type="date">
            <text:p>04/04/24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 table:number-rows-repeated="3">
          <table:table-cell/>
          <table:table-cell table:style-name="ce4" table:number-columns-repeated="2"/>
          <table:table-cell table:style-name="ce5"/>
          <table:table-cell table:style-name="ce4" table:number-columns-repeated="2"/>
          <table:table-cell table:style-name="ce6"/>
          <table:table-cell table:style-name="ce4" table:number-columns-repeated="3"/>
          <table:table-cell table:style-name="ce6"/>
          <table:table-cell table:style-name="ce4"/>
        </table:table-row>
        <table:table-row table:style-name="ro1">
          <table:table-cell/>
          <table:table-cell table:style-name="ce4" table:number-columns-repeated="5"/>
          <table:table-cell table:style-name="ce6"/>
          <table:table-cell table:style-name="ce4" table:number-columns-repeated="3"/>
          <table:table-cell table:style-name="ce6"/>
          <table:table-cell table:style-name="ce4"/>
        </table:table-row>
        <table:table-row table:style-name="ro1" table:number-rows-repeated="104849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Planilha1.A1:Planilha1.L77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04T09:52:03.223000000</meta:creation-date>
    <dc:date>2024-04-04T11:33:48.530000000</dc:date>
    <meta:editing-duration>PT8M7S</meta:editing-duration>
    <meta:editing-cycles>2</meta:editing-cycles>
    <meta:generator>LibreOffice/7.0.5.2$Windows_X86_64 LibreOffice_project/64390860c6cd0aca4beafafcfd84613dd9dfb63a</meta:generator>
    <meta:document-statistic meta:table-count="1" meta:cell-count="924" meta:object-count="0"/>
  </office:meta>
</office:document-meta>
</file>